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-4.088095665" calcext:value-type="float">
            <text:p>-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6.85339355" calcext:value-type="float">
            <text:p>46,85339355</text:p>
          </table:table-cell>
          <table:table-cell office:value-type="float" office:value="9.136892072E-027" calcext:value-type="float">
            <text:p>9,14E-027</text:p>
          </table:table-cell>
          <table:table-cell office:value-type="float" office:value="4.094940662" calcext:value-type="float">
            <text:p>4,094940662</text:p>
          </table:table-cell>
          <table:table-cell table:style-name="ce2" table:formula="of:=ABS(SUM([.E2:.E3])/[.E2])" office:value-type="float" office:value="0.00167437299929232" calcext:value-type="float">
            <text:p>0,0016743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169" calcext:value-type="float">
            <text:p>68169</text:p>
          </table:table-cell>
          <table:table-cell office:value-type="float" office:value="52.04981232" calcext:value-type="float">
            <text:p>52,04981232</text:p>
          </table:table-cell>
          <table:table-cell office:value-type="float" office:value="1.561044589E-020" calcext:value-type="float">
            <text:p>1,56E-020</text:p>
          </table:table-cell>
          <table:table-cell office:value-type="float" office:value="-2.889542818" calcext:value-type="float">
            <text:p>-2,88954281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169" calcext:value-type="float">
            <text:p>68169</text:p>
          </table:table-cell>
          <table:table-cell office:value-type="float" office:value="52.69019699" calcext:value-type="float">
            <text:p>52,69019699</text:p>
          </table:table-cell>
          <table:table-cell office:value-type="float" office:value="2.481010794E-020" calcext:value-type="float">
            <text:p>2,48E-020</text:p>
          </table:table-cell>
          <table:table-cell office:value-type="float" office:value="2.891938448" calcext:value-type="float">
            <text:p>2,891938448</text:p>
          </table:table-cell>
          <table:table-cell table:formula="of:=ABS(SUM([.E4:.E5])/[.E4])" office:value-type="float" office:value="0.000829068870368453" calcext:value-type="float">
            <text:p>0,000829068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316" calcext:value-type="float">
            <text:p>68316</text:p>
          </table:table-cell>
          <table:table-cell office:value-type="float" office:value="53.47200775" calcext:value-type="float">
            <text:p>53,47200775</text:p>
          </table:table-cell>
          <table:table-cell office:value-type="float" office:value="2.954204751E-017" calcext:value-type="float">
            <text:p>2,95E-017</text:p>
          </table:table-cell>
          <table:table-cell office:value-type="float" office:value="-2.344763279" calcext:value-type="float">
            <text:p>-2,34476327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316" calcext:value-type="float">
            <text:p>68316</text:p>
          </table:table-cell>
          <table:table-cell office:value-type="float" office:value="54.2192688" calcext:value-type="float">
            <text:p>54,2192688</text:p>
          </table:table-cell>
          <table:table-cell office:value-type="float" office:value="3.280945063E-017" calcext:value-type="float">
            <text:p>3,28E-017</text:p>
          </table:table-cell>
          <table:table-cell office:value-type="float" office:value="2.3468225" calcext:value-type="float">
            <text:p>2,3468225</text:p>
          </table:table-cell>
          <table:table-cell table:style-name="ce3" table:formula="of:=ABS(SUM([.E6:.E7])/[.E6])" office:value-type="float" office:value="0.000878221276511261" calcext:value-type="float">
            <text:p>0,00087822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570" calcext:value-type="float">
            <text:p>68570</text:p>
          </table:table-cell>
          <table:table-cell office:value-type="float" office:value="54.376297" calcext:value-type="float">
            <text:p>54,376297</text:p>
          </table:table-cell>
          <table:table-cell office:value-type="float" office:value="4.532142111E-015" calcext:value-type="float">
            <text:p>4,53E-015</text:p>
          </table:table-cell>
          <table:table-cell office:value-type="float" office:value="-2.010820866" calcext:value-type="float">
            <text:p>-2,01082086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570" calcext:value-type="float">
            <text:p>68570</text:p>
          </table:table-cell>
          <table:table-cell office:value-type="float" office:value="54.59422302" calcext:value-type="float">
            <text:p>54,59422302</text:p>
          </table:table-cell>
          <table:table-cell office:value-type="float" office:value="5.482166218E-015" calcext:value-type="float">
            <text:p>5,48E-015</text:p>
          </table:table-cell>
          <table:table-cell office:value-type="float" office:value="2.011767149" calcext:value-type="float">
            <text:p>2,011767149</text:p>
          </table:table-cell>
          <table:table-cell table:style-name="ce3" table:formula="of:=ABS(SUM([.E8:.E9])/[.E8])" office:value-type="float" office:value="0.000470595375252195" calcext:value-type="float">
            <text:p>0,00047059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726" calcext:value-type="float">
            <text:p>68726</text:p>
          </table:table-cell>
          <table:table-cell office:value-type="float" office:value="54.56541443" calcext:value-type="float">
            <text:p>54,56541443</text:p>
          </table:table-cell>
          <table:table-cell office:value-type="float" office:value="0.0000000000002617854664" calcext:value-type="float">
            <text:p>2,62E-013</text:p>
          </table:table-cell>
          <table:table-cell office:value-type="float" office:value="-1.777529478" calcext:value-type="float">
            <text:p>-1,777529478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726" calcext:value-type="float">
            <text:p>68726</text:p>
          </table:table-cell>
          <table:table-cell office:value-type="float" office:value="54.57315826" calcext:value-type="float">
            <text:p>54,57315826</text:p>
          </table:table-cell>
          <table:table-cell office:value-type="float" office:value="0.00000000000008618417259" calcext:value-type="float">
            <text:p>8,62E-014</text:p>
          </table:table-cell>
          <table:table-cell office:value-type="float" office:value="1.778012276" calcext:value-type="float">
            <text:p>1,778012276</text:p>
          </table:table-cell>
          <table:table-cell table:style-name="ce3" table:formula="of:=ABS(SUM([.E10:.E11])/[.E10])" office:value-type="float" office:value="0.000271611810648224" calcext:value-type="float">
            <text:p>0,000271611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870" calcext:value-type="float">
            <text:p>68870</text:p>
          </table:table-cell>
          <table:table-cell office:value-type="float" office:value="72.58576965" calcext:value-type="float">
            <text:p>72,58576965</text:p>
          </table:table-cell>
          <table:table-cell office:value-type="float" office:value="0.000000000002518659977" calcext:value-type="float">
            <text:p>2,52E-012</text:p>
          </table:table-cell>
          <table:table-cell office:value-type="float" office:value="-1.600243568" calcext:value-type="float">
            <text:p>-1,600243568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870" calcext:value-type="float">
            <text:p>68870</text:p>
          </table:table-cell>
          <table:table-cell office:value-type="float" office:value="76.30499268" calcext:value-type="float">
            <text:p>76,30499268</text:p>
          </table:table-cell>
          <table:table-cell office:value-type="float" office:value="0.000000000006433724213" calcext:value-type="float">
            <text:p>6,43E-012</text:p>
          </table:table-cell>
          <table:table-cell office:value-type="float" office:value="1.601009369" calcext:value-type="float">
            <text:p>1,601009369</text:p>
          </table:table-cell>
          <table:table-cell table:formula="of:=ABS(SUM([.E12:.E13])/[.E12])" office:value-type="float" office:value="0.000478552774911082" calcext:value-type="float">
            <text:p>0,00047855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58" calcext:value-type="float">
            <text:p>69358</text:p>
          </table:table-cell>
          <table:table-cell office:value-type="float" office:value="97.75260162" calcext:value-type="float">
            <text:p>97,75260162</text:p>
          </table:table-cell>
          <table:table-cell office:value-type="float" office:value="0.000000000004461463317" calcext:value-type="float">
            <text:p>4,46E-012</text:p>
          </table:table-cell>
          <table:table-cell office:value-type="float" office:value="-1.463158488" calcext:value-type="float">
            <text:p>-1,463158488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358" calcext:value-type="float">
            <text:p>69358</text:p>
          </table:table-cell>
          <table:table-cell office:value-type="float" office:value="107.9861755" calcext:value-type="float">
            <text:p>107,9861755</text:p>
          </table:table-cell>
          <table:table-cell office:value-type="float" office:value="0.00000000002405448583" calcext:value-type="float">
            <text:p>2,41E-011</text:p>
          </table:table-cell>
          <table:table-cell office:value-type="float" office:value="1.464216113" calcext:value-type="float">
            <text:p>1,464216113</text:p>
          </table:table-cell>
          <table:table-cell table:formula="of:=ABS(SUM([.E14:.E15])/[.E14])" office:value-type="float" office:value="0.000722836937128893" calcext:value-type="float">
            <text:p>0,000722836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688" calcext:value-type="float">
            <text:p>69688</text:p>
          </table:table-cell>
          <table:table-cell office:value-type="float" office:value="107.9113464" calcext:value-type="float">
            <text:p>107,9113464</text:p>
          </table:table-cell>
          <table:table-cell office:value-type="float" office:value="0.0000000005743910902" calcext:value-type="float">
            <text:p>5,74E-010</text:p>
          </table:table-cell>
          <table:table-cell office:value-type="float" office:value="-1.349105477" calcext:value-type="float">
            <text:p>-1,34910547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688" calcext:value-type="float">
            <text:p>69688</text:p>
          </table:table-cell>
          <table:table-cell office:value-type="float" office:value="110.8654861" calcext:value-type="float">
            <text:p>110,8654861</text:p>
          </table:table-cell>
          <table:table-cell office:value-type="float" office:value="0.0000000008525958273" calcext:value-type="float">
            <text:p>8,53E-010</text:p>
          </table:table-cell>
          <table:table-cell office:value-type="float" office:value="1.349874854" calcext:value-type="float">
            <text:p>1,349874854</text:p>
          </table:table-cell>
          <table:table-cell table:formula="of:=ABS(SUM([.E16:.E17])/[.E16])" office:value-type="float" office:value="0.000570286766392044" calcext:value-type="float">
            <text:p>0,00057028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983" calcext:value-type="float">
            <text:p>69983</text:p>
          </table:table-cell>
          <table:table-cell office:value-type="float" office:value="110.8484955" calcext:value-type="float">
            <text:p>110,8484955</text:p>
          </table:table-cell>
          <table:table-cell office:value-type="float" office:value="0.0000000006352889326" calcext:value-type="float">
            <text:p>6,35E-010</text:p>
          </table:table-cell>
          <table:table-cell office:value-type="float" office:value="-1.253674865" calcext:value-type="float">
            <text:p>-1,25367486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983" calcext:value-type="float">
            <text:p>69983</text:p>
          </table:table-cell>
          <table:table-cell office:value-type="float" office:value="111.1896439" calcext:value-type="float">
            <text:p>111,1896439</text:p>
          </table:table-cell>
          <table:table-cell office:value-type="float" office:value="0.000000005049511032" calcext:value-type="float">
            <text:p>5,05E-009</text:p>
          </table:table-cell>
          <table:table-cell office:value-type="float" office:value="1.254297853" calcext:value-type="float">
            <text:p>1,254297853</text:p>
          </table:table-cell>
          <table:table-cell table:style-name="ce3" table:formula="of:=ABS(SUM([.E18:.E19])/[.E18])" office:value-type="float" office:value="0.000496929480994209" calcext:value-type="float">
            <text:p>0,000496929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254" calcext:value-type="float">
            <text:p>70254</text:p>
          </table:table-cell>
          <table:table-cell office:value-type="float" office:value="111.1766815" calcext:value-type="float">
            <text:p>111,1766815</text:p>
          </table:table-cell>
          <table:table-cell office:value-type="float" office:value="0.00000003142545069" calcext:value-type="float">
            <text:p>3,14E-008</text:p>
          </table:table-cell>
          <table:table-cell office:value-type="float" office:value="-1.170487881" calcext:value-type="float">
            <text:p>-1,17048788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254" calcext:value-type="float">
            <text:p>70254</text:p>
          </table:table-cell>
          <table:table-cell office:value-type="float" office:value="111.09198" calcext:value-type="float">
            <text:p>111,09198</text:p>
          </table:table-cell>
          <table:table-cell office:value-type="float" office:value="0.00000002620748774" calcext:value-type="float">
            <text:p>2,62E-008</text:p>
          </table:table-cell>
          <table:table-cell office:value-type="float" office:value="1.170792103" calcext:value-type="float">
            <text:p>1,170792103</text:p>
          </table:table-cell>
          <table:table-cell table:style-name="ce3" table:formula="of:=ABS(SUM([.E20:.E21])/[.E20])" office:value-type="float" office:value="0.000259910422771646" calcext:value-type="float">
            <text:p>0,000259910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0498" calcext:value-type="float">
            <text:p>70498</text:p>
          </table:table-cell>
          <table:table-cell office:value-type="float" office:value="174.4162292" calcext:value-type="float">
            <text:p>174,4162292</text:p>
          </table:table-cell>
          <table:table-cell office:value-type="float" office:value="0.00000001265330951" calcext:value-type="float">
            <text:p>1,27E-008</text:p>
          </table:table-cell>
          <table:table-cell office:value-type="float" office:value="1.09755218" calcext:value-type="float">
            <text:p>1,0975521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665238671427032" calcext:value-type="float">
            <text:p>0,0006652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 style:data-style-name="N2" text:time-value="0000-00-00T21:55:22.0694915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8T21:58:01.296180147</dc:date>
    <meta:generator>LibreOffice/4.1.4.2$Linux_X86_64 LibreOffice_project/410m0$Build-2</meta:generator>
    <meta:editing-duration>P0D</meta:editing-duration>
    <meta:editing-cycles>1</meta:editing-cycles>
    <meta:document-statistic meta:table-count="1" meta:cell-count="121" meta:object-count="0"/>
  </office:meta>
</office:document-meta>
</file>